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973cm" fo:margin-left="-2.549cm" table:align="left" style:writing-mode="lr-tb"/>
    </style:style>
    <style:style style:name="Table1.A" style:family="table-column">
      <style:table-column-properties style:column-width="10.478cm"/>
    </style:style>
    <style:style style:name="Table1.B" style:family="table-column">
      <style:table-column-properties style:column-width="10.495cm"/>
    </style:style>
    <style:style style:name="Table1.1" style:family="table-row">
      <style:table-row-properties style:min-row-height="3.70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20pt" fo:font-weight="bold" officeooo:rsid="00189233" officeooo:paragraph-rsid="00189233" style:font-size-asian="20pt" style:font-weight-asian="bold" style:font-size-complex="20pt" style:font-weight-complex="bold"/>
    </style:style>
    <style:style style:name="P4" style:family="paragraph" style:parent-style-name="Text_20_body" style:master-page-name="Standard">
      <style:paragraph-properties style:page-number="auto"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ext-input text:description="">{% for tenant in tenant_doubles %}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3"><text:text-input text:description="">{{tenant.0.0}}</text:text-input></text:p>
            <text:p text:style-name="P3"><text:text-input text:description=""/><text:text-input text:description="">{{tenant.0.1}}</text:text-input></text:p>
          </table:table-cell>
          <table:table-cell table:style-name="Table1.B1" office:value-type="string">
            <text:p text:style-name="P2"/>
            <text:p text:style-name="P2"><text:text-input text:description="">{{tenant.1.0}}</text:text-input></text:p>
            <text:p text:style-name="P2"><text:text-input text:description="">{{tenant.1.1}}</text:text-input></text:p>
          </table:table-cell>
        </table:table-row>
      </table:table>
      <text:p text:style-name="P1"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 text:start-value="13">
        <style:list-level-properties text:list-level-position-and-space-mode="label-alignment">
          <style:list-level-label-alignment text:label-followed-by="listtab" text:list-tab-stop-position="1.199cm" fo:text-indent="-0.688cm" fo:margin-left="1.199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7cm" fo:text-indent="-0.635cm" fo:margin-left="2.417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687cm" fo:text-indent="-0.318cm" fo:margin-left="3.687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957cm" fo:text-indent="-0.635cm" fo:margin-left="4.957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27cm" fo:text-indent="-0.635cm" fo:margin-left="6.227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497cm" fo:text-indent="-0.318cm" fo:margin-left="7.497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307cm" fo:text-indent="-0.318cm" fo:margin-left="11.3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.499cm" fo:margin-right="2.49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 </meta:initial-creator>
    <meta:creation-date>2012-03-28T09:48:00</meta:creation-date>
    <dc:date>2019-05-22T18:09:05.188691385</dc:date>
    <meta:print-date>2009-03-30T15:47:00</meta:print-date>
    <meta:editing-cycles>5</meta:editing-cycles>
    <meta:editing-duration>PT3H6M36S</meta:editing-duration>
    <meta:generator>LibreOffice/6.2.2.2$Linux_X86_64 LibreOffice_project/20$Build-2</meta:generator>
    <meta:document-statistic meta:table-count="1" meta:image-count="0" meta:object-count="0" meta:page-count="1" meta:paragraph-count="6" meta:word-count="27" meta:character-count="116" meta:non-whitespace-character-count="109"/>
  </office:meta>
</office:document-meta>
</file>